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4/0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02T10:41:22</dc:date>
    <meta:editing-duration>PT18H3M45S</meta:editing-duration>
    <meta:editing-cycles>81</meta:editing-cycles>
    <meta:generator>LibreOffice/3.5$Linux_X86_64 LibreOffice_project/350m1$Build-2</meta:generator>
    <dc:creator>Ihc </dc:creator>
    <meta:document-statistic meta:object-count="282"/>
  </office:meta>
</office:document-meta>
</file>